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71.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padding-bottom="1.39pt" fo:padding-left="0.99pt" fo:padding-right="0.99pt" fo:padding-top="1.39pt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21">
      <style:text-properties fo:font-size="10pt" style:font-size-asian="10pt" style:font-size-complex="10pt"/>
    </style:style>
    <style:style style:name="ce8" style:family="table-cell" style:parent-style-name="Default" style:data-style-name="N121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1">
      <style:text-properties fo:font-size="10pt" style:font-size-asian="10pt" style:font-size-complex="10pt"/>
    </style:style>
    <style:style style:name="ce1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Blad1" table:style-name="ta1" table:print="false">
        <table:table-column table:style-name="co3" table:number-columns-repeated="3" table:default-cell-style-name="ce3"/>
        <table:table-column table:style-name="co3" table:default-cell-style-name="ce9"/>
        <table:table-column table:style-name="co2" table:number-columns-repeated="1020" table:default-cell-style-name="ce3"/>
        <table:table-row table:style-name="ro1">
          <table:table-cell table:style-name="ce1" table:number-columns-repeated="3"/>
          <table:table-cell table:style-name="ce6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6"/>
          <table:table-cell table:style-name="ce1">
            <draw:frame table:end-cell-address="Blad1.J26" table:end-x="29.65pt" table:end-y="5.19pt" draw:z-index="0" draw:style-name="gr1" svg:width="335.4pt" svg:height="312.07pt" svg:x="15.56pt" svg:y="1.47pt">
              <draw:object draw:notify-on-update-of-ranges="Blad1.A4:Blad1.A15 Blad1.B3:Blad1.B3 Blad1.B4:Blad1.B15 Blad1.C3:Blad1.C3 Blad1.C4:Blad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 calcext:value-type="string">
            <text:p>Maand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+/-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januari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7" table:formula="of:=ROUND([.C4]/[.B4]-1;2)" office:value-type="percentage" office:value="0.2" calcext:value-type="percentage">
            <text:p>20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bruari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7" table:formula="of:=ROUND([.C5]/[.B5]-1;2)" office:value-type="percentage" office:value="0.19" calcext:value-type="percentage">
            <text:p>19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art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7" table:formula="of:=ROUND([.C6]/[.B6]-1;2)" office:value-type="percentage" office:value="0.18" calcext:value-type="percentage">
            <text:p>18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7" table:formula="of:=ROUND([.C7]/[.B7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i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style-name="ce7" table:formula="of:=ROUND([.C8]/[.B8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ni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style-name="ce7" table:formula="of:=ROUND([.C9]/[.B9]-1;2)" office:value-type="percentage" office:value="0.16" calcext:value-type="percentage">
            <text:p>16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li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7" table:formula="of:=ROUND([.C10]/[.B10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gustus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7" table:formula="of:=ROUND([.C11]/[.B11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style-name="ce7" table:formula="of:=ROUND([.C12]/[.B12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ktober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style-name="ce7" table:formula="of:=ROUND([.C13]/[.B13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vember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7" table:formula="of:=ROUND([.C14]/[.B14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ember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style-name="ce7" table:formula="of:=ROUND([.C15]/[.B15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5" table:formula="of:=SUM([.B4:.B15])" office:value-type="float" office:value="306" calcext:value-type="float">
            <text:p>306</text:p>
          </table:table-cell>
          <table:table-cell table:style-name="ce5" table:formula="of:=SUM([.C4:.C15])" office:value-type="float" office:value="354" calcext:value-type="float">
            <text:p>354</text:p>
          </table:table-cell>
          <table:table-cell table:style-name="ce8" table:formula="of:=ROUND([.C16]/[.B16]-1;2)" office:value-type="percentage" office:value="0.16" calcext:value-type="percentage">
            <text:p>16.0%</text:p>
          </table:table-cell>
          <table:table-cell table:style-name="ce10" table:number-columns-repeated="1020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lad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nl" fo:country="NL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svg:stroke-color="#3465a4" draw:fill-color="#729fcf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NL" style:letter-kerning="true" style:font-name-asian="Tahoma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6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9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9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9P0"/>
    </number:currency-style>
    <number:currency-style style:name="N130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0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0P0"/>
    </number:currency-style>
    <number:currency-style style:name="N131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1"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2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3P0"/>
    </number:currency-style>
    <number:currency-style style:name="N134P0" style:volatile="true">
      <number:currency-symbol number:language="ja" number:country="JP">￥</number:currency-symbol>
      <number:number number:decimal-places="2" number:min-integer-digits="1" number:decimal-replacement="--" number:grouping="true"/>
    </number:currency-style>
    <number:currency-style style:name="N134">
      <style:text-properties fo:color="#ff0000"/>
      <number:text>-</number:text>
      <number:currency-symbol number:language="ja" number:country="JP">￥</number:currency-symbol>
      <number:number number:decimal-places="2" number:min-integer-digits="1" number:decimal-replacement="--" number:grouping="true"/>
      <style:map style:condition="value()&gt;=0" style:apply-style-name="N134P0"/>
    </number:currency-style>
    <number:time-style style:name="N135">
      <number:hours/>
      <number:text>時</number:text>
      <number:minutes number:style="long"/>
      <number:text>分</number:text>
    </number:time-style>
    <number:time-style style:name="N136">
      <number:hours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/00/0000</text:date>, <text:time style:data-style-name="N2" text:time-value="19:58:36.63248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5:41</meta:creation-date>
    <dc:date>2017-08-05T20:00:59.151816000</dc:date>
    <meta:editing-duration>PT1H30M55S</meta:editing-duration>
    <meta:editing-cycles>18</meta:editing-cycles>
    <meta:generator>NeoOffice/3.2017_Beta$MacOSX_X86_64 NeoOffice_project/0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791cm" svg:height="10.938cm" xlink:href=".." xlink:type="simple" chart:class="chart:bar" chart:style-name="ch1">
        <chart:legend chart:legend-position="end" svg:x="10.483cm" svg:y="4.974cm" style:legend-expansion="high" chart:style-name="ch2"/>
        <chart:plot-area chart:style-name="ch3" table:cell-range-address="Blad1.A4:Blad1.C15 Blad1.B3:Blad1.C3" chart:data-source-has-labels="both" svg:x="1.246cm" svg:y="0.218cm" svg:width="9.002cm" svg:height="9.521cm">
          <chartooo:coordinate-region svg:x="1.811cm" svg:y="0.392cm" svg:width="8.437cm" svg:height="7.765cm"/>
          <chart:axis chart:dimension="x" chart:name="primary-x" chart:style-name="ch4" chartooo:axis-type="text">
            <chart:title svg:x="5.204cm" svg:y="9.957cm" chart:style-name="ch5">
              <text:p>Maand</text:p>
            </chart:title>
            <chart:categories table:cell-range-address="Blad1.A4:Blad1.A15"/>
          </chart:axis>
          <chart:axis chart:dimension="y" chart:name="primary-y" chart:style-name="ch6">
            <chart:title svg:x="0.451cm" svg:y="5.503cm" chart:style-name="ch7">
              <text:p>Omzet</text:p>
            </chart:title>
            <chart:grid chart:style-name="ch8" chart:class="major"/>
          </chart:axis>
          <chart:series chart:style-name="ch9" chart:values-cell-range-address="Blad1.B4:Blad1.B15" chart:label-cell-address="Blad1.B3:Blad1.B3" chart:class="chart:bar">
            <chart:data-point chart:repeated="12"/>
          </chart:series>
          <chart:series chart:style-name="ch10" chart:values-cell-range-address="Blad1.C4:Blad1.C15" chart:label-cell-address="Blad1.C3:Blad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7</text:p>
                <draw:g>
                  <svg:desc>Blad1.B3:Blad1.B3</svg:desc>
                </draw:g>
              </table:table-cell>
              <table:table-cell office:value-type="string">
                <text:p>2018</text:p>
                <draw:g>
                  <svg:desc>Blad1.C3:Blad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uari</text:p>
                <draw:g>
                  <svg:desc>Blad1.A4:Blad1.A15</svg:desc>
                </draw:g>
              </table:table-cell>
              <table:table-cell office:value-type="float" office:value="20">
                <text:p>20</text:p>
                <draw:g>
                  <svg:desc>Blad1.B4:Blad1.B15</svg:desc>
                </draw:g>
              </table:table-cell>
              <table:table-cell office:value-type="float" office:value="24">
                <text:p>24</text:p>
                <draw:g>
                  <svg:desc>Blad1.C4:Blad1.C15</svg:desc>
                </draw:g>
              </table:table-cell>
            </table:table-row>
            <table:table-row>
              <table:table-cell office:value-type="string">
                <text:p>februari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aart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april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ei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juni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juli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ugustus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eptember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ktober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oOffice/3.2017_Beta$MacOSX_X86_64 NeoOffice_project/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